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 svg:font-family="'Lohit Hindi'"/>
    <style:font-face style:name="DejaVu Sans" svg:font-family="'DejaVu Sans'" style:font-pitch="variable"/>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e1" style:family="table">
      <style:table-properties style:width="16.753cm" fo:margin-left="-0.217cm" table:align="left" style:writing-mode="lr-tb"/>
    </style:style>
    <style:style style:name="Table1.A" style:family="table-column">
      <style:table-column-properties style:column-width="4.953cm"/>
    </style:style>
    <style:style style:name="Table1.B" style:family="table-column">
      <style:table-column-properties style:column-width="5.08cm"/>
    </style:style>
    <style:style style:name="Table1.C" style:family="table-column">
      <style:table-column-properties style:column-width="6.72cm"/>
    </style:style>
    <style:style style:name="Table1.1" style:family="table-row">
      <style:table-row-properties style:min-row-height="0.741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keep-together="true" fo:keep-together="auto"/>
    </style:style>
    <style:style style:name="Table2" style:family="table">
      <style:table-properties style:width="16.753cm" fo:margin-left="-0.217cm" table:align="left" style:writing-mode="lr-tb"/>
    </style:style>
    <style:style style:name="Table2.A" style:family="table-column">
      <style:table-column-properties style:column-width="5.906cm"/>
    </style:style>
    <style:style style:name="Table2.B" style:family="table-column">
      <style:table-column-properties style:column-width="10.848cm"/>
    </style:style>
    <style:style style:name="Table2.1" style:family="table-row">
      <style:table-row-properties style:min-row-height="0.741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3" style:family="table">
      <style:table-properties style:width="16.753cm" fo:margin-left="-0.217cm" table:align="left" style:writing-mode="lr-tb"/>
    </style:style>
    <style:style style:name="Table3.A" style:family="table-column">
      <style:table-column-properties style:column-width="3.692cm"/>
    </style:style>
    <style:style style:name="Table3.B" style:family="table-column">
      <style:table-column-properties style:column-width="13.06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753cm" fo:margin-left="-0.217cm" table:align="left" style:writing-mode="lr-tb"/>
    </style:style>
    <style:style style:name="Table4.A" style:family="table-column">
      <style:table-column-properties style:column-width="5.943cm"/>
    </style:style>
    <style:style style:name="Table4.B" style:family="table-column">
      <style:table-column-properties style:column-width="10.81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53cm" fo:margin-left="-0.217cm" table:align="left" style:writing-mode="lr-tb"/>
    </style:style>
    <style:style style:name="Table5.A" style:family="table-column">
      <style:table-column-properties style:column-width="3.191cm"/>
    </style:style>
    <style:style style:name="Table5.B" style:family="table-column">
      <style:table-column-properties style:column-width="13.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6.302cm" fo:margin-left="-0.217cm" table:align="left" style:writing-mode="lr-tb"/>
    </style:style>
    <style:style style:name="Table6.A" style:family="table-column">
      <style:table-column-properties style:column-width="2.692cm"/>
    </style:style>
    <style:style style:name="Table6.B" style:family="table-column">
      <style:table-column-properties style:column-width="13.61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302cm" fo:margin-left="-0.217cm" table:align="left" style:writing-mode="lr-tb"/>
    </style:style>
    <style:style style:name="Table7.A" style:family="table-column">
      <style:table-column-properties style:column-width="16.302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Tahoma" style:font-name-complex="Tahoma"/>
    </style:style>
    <style:style style:name="P2" style:family="paragraph" style:parent-style-name="Standard">
      <style:paragraph-properties>
        <style:tab-stops>
          <style:tab-stop style:position="1.729cm"/>
        </style:tab-stops>
      </style:paragraph-properties>
      <style:text-properties style:font-name="Tahoma" style:font-name-complex="Tahoma"/>
    </style:style>
    <style:style style:name="P3" style:family="paragraph" style:parent-style-name="Standard">
      <style:paragraph-properties fo:text-align="justify" style:justify-single-word="false"/>
      <style:text-properties style:font-name="Tahoma" style:font-name-complex="Tahoma"/>
    </style:style>
    <style:style style:name="P4" style:family="paragraph" style:parent-style-name="Standard">
      <style:text-properties style:font-name="Tahoma" fo:font-weight="bold" style:font-weight-asian="bold" style:font-name-complex="Tahoma"/>
    </style:style>
    <style:style style:name="P5" style:family="paragraph" style:parent-style-name="Standard">
      <style:text-properties style:font-name="Tahoma" fo:font-weight="bold" style:font-weight-asian="bold" style:font-name-complex="Tahoma" style:font-weight-complex="bold"/>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8" style:family="paragraph" style:parent-style-name="Standard">
      <style:text-properties style:font-name="Calibri" style:font-name-complex="Calibri"/>
    </style:style>
    <style:style style:name="P9" style:family="paragraph" style:parent-style-name="Standard">
      <style:text-properties fo:text-transform="uppercase" style:font-name="Tahoma" fo:font-weight="bold" style:font-weight-asian="bold" style:font-name-complex="Tahoma" style:font-weight-complex="bold"/>
    </style:style>
    <style:style style:name="P10" style:family="paragraph" style:parent-style-name="Standard">
      <style:text-properties fo:text-transform="uppercase" style:font-name="Arial" fo:font-size="11pt" fo:font-weight="bold" style:font-size-asian="11pt" style:font-weight-asian="bold" style:font-name-complex="Arial" style:font-size-complex="11pt" style:font-weight-complex="bold"/>
    </style:style>
    <style:style style:name="P11" style:family="paragraph" style:parent-style-name="Standard">
      <style:paragraph-properties fo:margin-top="0.212cm" fo:margin-bottom="0cm" style:snap-to-layout-grid="false"/>
    </style:style>
    <style:style style:name="P12" style:family="paragraph" style:parent-style-name="Standard">
      <style:paragraph-properties fo:margin-top="0.212cm" fo:margin-bottom="0.212cm" style:snap-to-layout-grid="false"/>
    </style:style>
    <style:style style:name="P13" style:family="paragraph" style:parent-style-name="Standard">
      <style:paragraph-properties fo:margin-top="0.212cm" fo:margin-bottom="0.212cm" style:snap-to-layout-grid="false"/>
      <style:text-properties style:font-name="Tahoma" style:font-name-complex="Tahoma"/>
    </style:style>
    <style:style style:name="P14" style:family="paragraph" style:parent-style-name="Standard">
      <style:paragraph-properties fo:margin-top="0.212cm" fo:margin-bottom="0.212cm"/>
      <style:text-properties style:font-name="Arial" fo:font-size="11pt" style:font-size-asian="11pt" style:font-name-complex="Arial" style:font-size-complex="11pt"/>
    </style:style>
    <style:style style:name="P15" style:family="paragraph" style:parent-style-name="Standard">
      <style:paragraph-properties fo:margin-top="0.212cm" fo:margin-bottom="0.212cm" style:snap-to-layout-grid="false"/>
      <style:text-properties style:font-name="Arial" fo:font-size="11pt" style:font-size-asian="11pt" style:font-name-complex="Arial" style:font-size-complex="11pt"/>
    </style:style>
    <style:style style:name="P16" style:family="paragraph" style:parent-style-name="Standard">
      <style:paragraph-properties fo:margin-top="0.212cm" fo:margin-bottom="0.212cm" style:snap-to-layout-grid="false"/>
      <style:text-properties style:font-name="Arial" style:font-name-complex="Arial"/>
    </style:style>
    <style:style style:name="P17" style:family="paragraph" style:parent-style-name="Standard">
      <style:paragraph-properties fo:margin-top="0.212cm" fo:margin-bottom="0.212cm" fo:text-align="justify" style:justify-single-word="false" style:snap-to-layout-grid="false"/>
    </style:style>
    <style:style style:name="P18" style:family="paragraph" style:parent-style-name="Standard">
      <style:paragraph-properties fo:margin-top="0.423cm" fo:margin-bottom="0cm"/>
    </style:style>
    <style:style style:name="P19" style:family="paragraph" style:parent-style-name="Standard">
      <style:paragraph-properties fo:break-before="page"/>
      <style:text-properties style:font-name="Tahoma" style:font-name-complex="Tahoma"/>
    </style:style>
    <style:style style:name="P20" style:family="paragraph" style:parent-style-name="Standard" style:master-page-name="Standard">
      <style:paragraph-properties style:page-number="auto"/>
      <style:text-properties style:font-name="Tahoma" style:font-name-complex="Tahoma"/>
    </style:style>
    <style:style style:name="P21" style:family="paragraph" style:parent-style-name="Standard" style:master-page-name="Convert_20_1">
      <style:paragraph-properties style:page-number="auto"/>
    </style:style>
    <style:style style:name="P22" style:family="paragraph" style:parent-style-name="Header">
      <style:paragraph-properties fo:text-align="center" style:justify-single-word="false"/>
    </style:style>
    <style:style style:name="P23" style:family="paragraph" style:parent-style-name="Header">
      <style:text-properties style:font-size-complex="14pt"/>
    </style:style>
    <style:style style:name="P24" style:family="paragraph" style:parent-style-name="Footer">
      <style:paragraph-properties fo:padding-left="0cm" fo:padding-right="0cm" fo:padding-top="0.035cm" fo:padding-bottom="0cm" fo:border-left="none" fo:border-right="none" fo:border-top="0.018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complex="Tahoma"/>
    </style:style>
    <style:style style:name="T2" style:family="text">
      <style:text-properties style:font-name="Tahoma" fo:font-weight="bold" style:font-weight-asian="bold" style:font-name-complex="Tahoma"/>
    </style:style>
    <style:style style:name="T3" style:family="text">
      <style:text-properties style:font-name="Tahoma" fo:font-weight="bold" style:font-weight-asian="bold" style:font-name-complex="Tahoma" style:font-weight-complex="bold"/>
    </style:style>
    <style:style style:name="T4" style:family="text">
      <style:text-properties style:font-name="Tahoma" fo:font-weight="bold" style:font-name-asian="Tahoma" style:font-weight-asian="bold" style:font-name-complex="Tahoma"/>
    </style:style>
    <style:style style:name="T5" style:family="text">
      <style:text-properties style:font-name="Tahoma" fo:font-weight="bold" style:font-name-asian="Tahoma" style:font-weight-asian="bold" style:font-name-complex="Tahoma" style:font-weight-complex="bold"/>
    </style:style>
    <style:style style:name="T6" style:family="text">
      <style:text-properties style:font-name="Tahoma" fo:font-size="16pt" fo:font-weight="bold" style:font-name-asian="Tahoma" style:font-size-asian="16pt" style:font-weight-asian="bold" style:font-name-complex="Tahoma" style:font-size-complex="16pt"/>
    </style:style>
    <style:style style:name="T7" style:family="text">
      <style:text-properties style:font-name="Tahoma" style:text-underline-style="solid" style:text-underline-width="auto" style:text-underline-color="font-color" fo:font-weight="bold" style:font-weight-asian="bold" style:font-name-complex="Tahoma"/>
    </style:style>
    <style:style style:name="T8" style:family="text">
      <style:text-properties style:font-name="Tahoma" style:text-underline-style="solid" style:text-underline-width="auto" style:text-underline-color="font-color" fo:font-weight="bold" style:font-name-asian="Tahoma" style:font-weight-asian="bold" style:font-name-complex="Tahoma"/>
    </style:style>
    <style:style style:name="T9" style:family="text">
      <style:text-properties style:font-name="Tahoma" style:font-name-complex="Tahoma"/>
    </style:style>
    <style:style style:name="T10" style:family="text">
      <style:text-properties style:font-name="Tahoma" style:font-name-asian="Tahoma" style:font-name-complex="Tahoma"/>
    </style:style>
    <style:style style:name="T11" style:family="text">
      <style:text-properties style:font-name="Tahoma" fo:font-style="italic" style:font-style-asian="italic" style:font-name-complex="Tahoma"/>
    </style:style>
    <style:style style:name="T12" style:family="text">
      <style:text-properties style:font-name="Tahoma" fo:font-style="italic" style:font-name-asian="Tahoma" style:font-style-asian="italic" style:font-name-complex="Tahoma"/>
    </style:style>
    <style:style style:name="T13" style:family="text">
      <style:text-properties style:font-name="Tahoma" fo:font-style="italic" fo:font-weight="bold" style:font-style-asian="italic" style:font-weight-asian="bold" style:font-name-complex="Tahoma" style:font-style-complex="italic" style:font-weight-complex="bold"/>
    </style:style>
    <style:style style:name="T14" style:family="text">
      <style:text-properties style:font-name="Tahoma" fo:font-style="italic" fo:font-weight="bold" style:font-name-asian="Tahoma" style:font-style-asian="italic" style:font-weight-asian="bold" style:font-name-complex="Tahoma" style:font-style-complex="italic" style:font-weight-complex="bold"/>
    </style:style>
    <style:style style:name="T15" style:family="text">
      <style:text-properties style:font-name="Tahoma" fo:font-size="14pt" fo:font-style="italic" fo:font-weight="bold" style:font-size-asian="14pt" style:font-style-asian="italic" style:font-weight-asian="bold" style:font-name-complex="Tahoma" style:font-size-complex="14pt" style:font-style-complex="italic" style:font-weight-complex="bold"/>
    </style:style>
    <style:style style:name="T16" style:family="text">
      <style:text-properties style:font-name="Tahoma" fo:font-size="14pt" fo:font-style="italic" fo:font-weight="bold" style:font-name-asian="Tahoma" style:font-size-asian="14pt" style:font-style-asian="italic" style:font-weight-asian="bold" style:font-name-complex="Tahoma" style:font-size-complex="14pt" style:font-style-complex="italic" style:font-weight-complex="bold"/>
    </style:style>
    <style:style style:name="T17" style:family="text">
      <style:text-properties style:font-name="Tahoma" fo:font-size="14pt" fo:font-weight="bold" style:font-size-asian="14pt" style:font-weight-asian="bold" style:font-name-complex="Tahoma" style:font-size-complex="14pt" style:font-weight-complex="bold"/>
    </style:style>
    <style:style style:name="T18" style:family="text">
      <style:text-properties style:font-name="Tahoma" fo:font-size="14pt" fo:font-weight="bold" style:font-name-asian="Tahoma" style:font-size-asian="14pt" style:font-weight-asian="bold" style:font-name-complex="Tahoma" style:font-size-complex="14pt" style:font-weight-complex="bold"/>
    </style:style>
    <style:style style:name="T19" style:family="text">
      <style:text-properties style:text-position="super 58%" style:font-name="Tahoma" fo:font-weight="bold" style:font-weight-asian="bold" style:font-name-complex="Tahoma"/>
    </style:style>
    <style:style style:name="T20" style:family="text">
      <style:text-properties style:text-position="super 58%" style:font-name="Tahoma" style:font-name-complex="Tahoma"/>
    </style:style>
    <style:style style:name="T21" style:family="text">
      <style:text-properties style:text-position="super 58%" style:font-name="Tahoma" fo:font-style="italic" style:font-style-asian="italic" style:font-name-complex="Tahoma"/>
    </style:style>
    <style:style style:name="T22" style:family="text">
      <style:text-properties style:text-position="super 58%" style:font-name="Tahoma" style:font-name-asian="Tahoma" style:font-name-complex="Tahoma"/>
    </style:style>
    <style:style style:name="T23" style:family="text">
      <style:text-properties style:font-name="Wingdings" fo:font-size="16pt" fo:font-weight="bold" style:font-name-asian="Wingdings" style:font-size-asian="16pt" style:font-weight-asian="bold" style:font-name-complex="Wingdings" style:font-size-complex="16pt"/>
    </style:style>
    <style:style style:name="T24" style:family="text">
      <style:text-properties style:font-name-complex="Arial"/>
    </style:style>
    <style:style style:name="T25" style:family="text">
      <style:text-properties fo:font-size="11pt" style:font-size-asian="11pt" style:font-size-complex="11pt"/>
    </style:style>
    <style:style style:name="T26" style:family="text">
      <style:text-properties style:font-name="Arial" fo:font-size="11pt" style:font-size-asian="11pt" style:font-name-complex="Arial" style:font-size-complex="11pt"/>
    </style:style>
    <style:style style:name="T27" style:family="text">
      <style:text-properties style:font-name="Arial" fo:font-size="11pt" style:font-name-asian="Arial" style:font-size-asian="11pt" style:font-name-complex="Arial" style:font-size-complex="11pt"/>
    </style:style>
    <style:style style:name="T28" style:family="text">
      <style:text-properties fo:text-transform="uppercase" style:font-name="Calibri" fo:font-weight="bold" style:font-weight-asian="bold" style:font-name-complex="Calibri" style:font-weight-complex="bold"/>
    </style:style>
    <style:style style:name="T29" style:family="text">
      <style:text-properties fo:text-transform="uppercase" style:font-name="Calibri" fo:font-weight="bold" style:font-name-asian="Calibri" style:font-weight-asian="bold" style:font-name-complex="Calibri" style:font-weight-complex="bold"/>
    </style:style>
    <style:style style:name="T30" style:family="text">
      <style:text-properties fo:text-transform="uppercase" style:font-name="Tahoma" fo:font-size="14pt" fo:font-weight="bold" style:font-size-asian="14pt" style:font-weight-asian="bold" style:font-name-complex="Tahoma" style:font-size-complex="14pt" style:font-weight-complex="bold"/>
    </style:style>
    <style:style style:name="T31" style:family="text">
      <style:text-properties fo:text-transform="uppercase" style:font-name="Tahoma" fo:font-size="14pt" fo:font-weight="bold" style:font-name-asian="Tahoma" style:font-size-asian="14pt" style:font-weight-asian="bold" style:font-name-complex="Tahoma" style:font-size-complex="14pt" style:font-weight-complex="bold"/>
    </style:style>
    <style:style style:name="T32" style:family="text">
      <style:text-properties style:font-name-complex="Calibri"/>
    </style:style>
    <style:style style:name="T33" style:family="text">
      <style:text-properties fo:color="#3366ff" style:font-name="Tahoma" fo:font-size="14pt" fo:font-style="italic" style:text-underline-style="solid" style:text-underline-width="auto" style:text-underline-color="font-color" fo:font-weight="bold" style:font-size-asian="14pt" style:font-style-asian="italic" style:font-weight-asian="bold" style:font-name-complex="Tahoma" style:font-size-complex="14pt" style:font-style-complex="italic" style:font-weight-complex="bold"/>
    </style:style>
    <style:style style:name="T34" style:family="text">
      <style:text-properties fo:color="#3366ff" style:font-name="Tahoma" fo:font-size="14pt" fo:font-style="italic" style:text-underline-style="solid" style:text-underline-width="auto" style:text-underline-color="font-color" fo:font-weight="bold" style:font-name-asian="Tahoma" style:font-size-asian="14pt" style:font-style-asian="italic" style:font-weight-asian="bold" style:font-name-complex="Tahoma" style:font-size-complex="14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
      <text:p text:style-name="Standard"><text:span text:style-name="T2">2</text:span><text:span text:style-name="T19">ème</text:span><text:span text:style-name="T4"> </text:span><text:span text:style-name="T2">Inscription</text:span><text:span text:style-name="T4"> </text:span><text:span text:style-name="T2"><text:tab/></text:span><text:span text:style-name="T23"></text:span><text:span text:style-name="T2"><text:tab/><text:tab/><text:tab/><text:tab/>3</text:span><text:span text:style-name="T19">ème</text:span><text:span text:style-name="T4"> </text:span><text:span text:style-name="T2">Inscription</text:span><text:span text:style-name="T4"> </text:span><text:span text:style-name="T2"><text:tab/></text:span><text:span text:style-name="T23">X</text:span><text:span text:style-name="T2"><text:tab/><text:tab/></text:span><text:span text:style-name="T4"> </text:span></text:p>
      <text:p text:style-name="P1"/>
      <text:p text:style-name="Standard"><text:span text:style-name="T2">4</text:span><text:span text:style-name="T19">ème</text:span><text:span text:style-name="T4"> </text:span><text:span text:style-name="T2">Inscription</text:span><text:span text:style-name="T4"> </text:span><text:span text:style-name="T2"><text:tab/></text:span><text:span text:style-name="T23"></text:span><text:span text:style-name="T6"> </text:span><text:span text:style-name="T2">(</text:span><text:span text:style-name="T7">soumise</text:span><text:span text:style-name="T8"> </text:span><text:span text:style-name="T7">à</text:span><text:span text:style-name="T8"> </text:span><text:span text:style-name="T7">dérogation</text:span><text:span text:style-name="T2">)</text:span></text:p>
      <text:p text:style-name="P4"/>
      <text:p text:style-name="P1"/>
      <text:p text:style-name="P1"/>
      <text:p text:style-name="Standard"><text:span text:style-name="T3">1</text:span><text:span text:style-name="T5"> </text:span><text:span text:style-name="T3">-</text:span><text:span text:style-name="T5"> </text:span><text:span text:style-name="T3">Etat</text:span><text:span text:style-name="T5"> </text:span><text:span text:style-name="T3">Civil ;</text:span><text:span text:style-name="T5"> </text:span><text:span text:style-name="T3">Laboratoire ;</text:span><text:span text:style-name="T5"> </text:span><text:span text:style-name="T3">sujet</text:span><text:span text:style-name="T5"> </text:span><text:span text:style-name="T3">de</text:span><text:span text:style-name="T5"> </text:span><text:span text:style-name="T3">thèse</text:span></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9">Nom</text:span><text:span text:style-name="T10"> </text:span></text:p>
          </table:table-cell>
          <table:table-cell table:style-name="Table1.A1" office:value-type="string">
            <text:p text:style-name="P13">Prénom</text:p>
          </table:table-cell>
          <table:table-cell table:style-name="Table1.C1" office:value-type="string">
            <text:p text:style-name="P12"><text:span text:style-name="T9">Courriel</text:span><text:span text:style-name="T10"> </text:span></text:p>
          </table:table-cell>
        </table:table-row>
        <table:table-row table:style-name="Table1.2">
          <table:table-cell table:style-name="Table1.A1" office:value-type="string">
            <text:p text:style-name="P13">AUROUX</text:p>
          </table:table-cell>
          <table:table-cell table:style-name="Table1.A1" office:value-type="string">
            <text:p text:style-name="P13">LIONEL</text:p>
          </table:table-cell>
          <table:table-cell table:style-name="Table1.C1" office:value-type="string">
            <text:p text:style-name="P13"><text:a xlink:type="simple" xlink:href="mailto:lionel.auroux@gmail.com">lionel.auroux@gmail.com</text:a></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2"><text:span text:style-name="T9">Laboratoire</text:span><text:span text:style-name="T10"> </text:span><text:span text:style-name="T9">de</text:span><text:span text:style-name="T10"> </text:span><text:span text:style-name="T9">rattachement</text:span><text:span text:style-name="T10"> </text:span></text:p>
          </table:table-cell>
          <table:table-cell table:style-name="Table2.B1" office:value-type="string">
            <text:p text:style-name="P15">PRISM</text:p>
          </table:table-cell>
        </table:table-row>
        <table:table-row table:style-name="Table2.2">
          <table:table-cell table:style-name="Table2.A1" office:value-type="string">
            <text:p text:style-name="P12"><text:span text:style-name="T9">Directeur</text:span><text:span text:style-name="T10"> </text:span><text:span text:style-name="T9">de</text:span><text:span text:style-name="T10"> </text:span><text:span text:style-name="T9">thèse</text:span></text:p>
          </table:table-cell>
          <table:table-cell table:style-name="Table2.B1" office:value-type="string">
            <text:p text:style-name="P12"><text:span text:style-name="T26">Henri-pierre</text:span><text:span text:style-name="T27"> </text:span><text:span text:style-name="T26">Charles (</text:span><text:a xlink:type="simple" xlink:href="mailto:Henri-Pierre.Charles@cea.fr">Henri-Pierre.Charles@cea.fr</text:a><text:span text:style-name="T26">) </text:span></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2"><text:span text:style-name="T9">Titre</text:span><text:span text:style-name="T10"> </text:span><text:span text:style-name="T9">de</text:span><text:span text:style-name="T10"> </text:span><text:span text:style-name="T9">la</text:span><text:span text:style-name="T10"> </text:span><text:span text:style-name="T9">thèse</text:span></text:p>
          </table:table-cell>
          <table:table-cell table:style-name="Table3.B1" office:value-type="string">
            <text:p text:style-name="P17"><text:span text:style-name="T26">« Liens</text:span><text:span text:style-name="T27"> </text:span><text:span text:style-name="T26">entre</text:span><text:span text:style-name="T27"> </text:span><text:span text:style-name="T26">les</text:span><text:span text:style-name="T27"> </text:span><text:span text:style-name="T26">concepts</text:span><text:span text:style-name="T27"> </text:span><text:span text:style-name="T26">de</text:span><text:span text:style-name="T27"> </text:span><text:span text:style-name="T26">programmation</text:span><text:span text:style-name="T27"> </text:span><text:span text:style-name="T26">haut</text:span><text:span text:style-name="T27"> </text:span><text:span text:style-name="T26">niveau</text:span><text:span text:style-name="T27"> </text:span><text:span text:style-name="T26">et</text:span><text:span text:style-name="T27"> </text:span><text:span text:style-name="T26">l'architecture</text:span><text:span text:style-name="T27"> </text:span><text:span text:style-name="T26">des</text:span><text:span text:style-name="T27"> </text:span><text:span text:style-name="T26">machines »</text:span></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12"><text:span text:style-name="T9">Date</text:span><text:span text:style-name="T10"> </text:span><text:span text:style-name="T9">de</text:span><text:span text:style-name="T10"> </text:span><text:span text:style-name="T9">début</text:span><text:span text:style-name="T10"> </text:span><text:span text:style-name="T9">de</text:span><text:span text:style-name="T10"> </text:span><text:span text:style-name="T9">la</text:span><text:span text:style-name="T10"> </text:span><text:span text:style-name="T9">thèse</text:span><text:span text:style-name="T10"> </text:span></text:p>
          </table:table-cell>
          <table:table-cell table:style-name="Table4.B1" office:value-type="string">
            <text:p text:style-name="P15">01/01/10</text:p>
          </table:table-cell>
        </table:table-row>
      </table:table>
      <text:p text:style-name="Standard"/>
      <text:p text:style-name="P18"><text:span text:style-name="T3">2</text:span><text:span text:style-name="T5"> – </text:span><text:span text:style-name="T3">Financement</text:span><text:span text:style-name="T5"> </text:span><text:span text:style-name="T3">(préciser</text:span><text:span text:style-name="T5"> </text:span><text:span text:style-name="T3">les</text:span><text:span text:style-name="T5"> </text:span><text:span text:style-name="T3">activités</text:span><text:span text:style-name="T5"> </text:span><text:span text:style-name="T3">complémentaires</text:span><text:span text:style-name="T5"> </text:span><text:span text:style-name="T3">éventuelles :</text:span><text:span text:style-name="T5"> </text:span><text:span text:style-name="T3">enseignement,</text:span><text:span text:style-name="T5"> </text:span><text:span text:style-name="T3">mission</text:span><text:span text:style-name="T5"> </text:span><text:span text:style-name="T3">doctorant-conseil,</text:span><text:span text:style-name="T5"> </text:span><text:span text:style-name="T3">vacations</text:span><text:span text:style-name="T5"> …</text:span><text:span text:style-name="T3">)</text:span></text:p>
      <text:p text:style-name="P1"/>
      <table:table table:name="Table5" table:style-name="Table5">
        <table:table-column table:style-name="Table5.A"/>
        <table:table-column table:style-name="Table5.B"/>
        <table:table-row table:style-name="Table5.1">
          <table:table-cell table:style-name="Table5.A1" office:value-type="string">
            <text:p text:style-name="P11"><text:span text:style-name="T9">1</text:span><text:span text:style-name="T20">ère</text:span><text:span text:style-name="T10"> </text:span><text:span text:style-name="T9">Année</text:span></text:p>
          </table:table-cell>
          <table:table-cell table:style-name="Table5.B1" office:value-type="string">
            <text:p text:style-name="P12"><text:span text:style-name="T26">Salarié</text:span><text:span text:style-name="T27"> </text:span><text:span text:style-name="T26">EPITECH</text:span></text:p>
          </table:table-cell>
        </table:table-row>
        <table:table-row table:style-name="Table5.1">
          <table:table-cell table:style-name="Table5.A1" office:value-type="string">
            <text:p text:style-name="P12"><text:span text:style-name="T9">2</text:span><text:span text:style-name="T20">ème</text:span><text:span text:style-name="T10"> </text:span><text:span text:style-name="T9">Année</text:span></text:p>
          </table:table-cell>
          <table:table-cell table:style-name="Table5.B1" office:value-type="string">
            <text:p text:style-name="P12"><text:span text:style-name="T26">Salarié</text:span><text:span text:style-name="T27"> </text:span><text:span text:style-name="T26">EPITECH</text:span></text:p>
          </table:table-cell>
        </table:table-row>
        <table:table-row table:style-name="Table5.1">
          <table:table-cell table:style-name="Table5.A1" office:value-type="string">
            <text:p text:style-name="P12"><text:span text:style-name="T9">3</text:span><text:span text:style-name="T20">ème</text:span><text:span text:style-name="T10"> </text:span><text:span text:style-name="T9">Année</text:span></text:p>
          </table:table-cell>
          <table:table-cell table:style-name="Table5.B1" office:value-type="string">
            <text:p text:style-name="P12"><text:span text:style-name="T26">Salarié</text:span><text:span text:style-name="T27"> </text:span><text:span text:style-name="T26">EPITECH</text:span></text:p>
          </table:table-cell>
        </table:table-row>
        <table:table-row table:style-name="Table5.1">
          <table:table-cell table:style-name="Table5.A1" office:value-type="string">
            <text:p text:style-name="P12"><text:span text:style-name="T11">4</text:span><text:span text:style-name="T21">ème</text:span><text:span text:style-name="T12"> </text:span><text:span text:style-name="T11">Année*</text:span></text:p>
          </table:table-cell>
          <table:table-cell table:style-name="Table5.B1" office:value-type="string">
            <text:p text:style-name="P15"/>
          </table:table-cell>
        </table:table-row>
      </table:table>
      <text:p text:style-name="Standard"><text:span text:style-name="T11">*</text:span><text:span text:style-name="T12"> </text:span><text:span text:style-name="T11">inscription</text:span><text:span text:style-name="T12"> </text:span><text:span text:style-name="T11">soumise</text:span><text:span text:style-name="T12"> </text:span><text:span text:style-name="T11">à</text:span><text:span text:style-name="T12"> </text:span><text:span text:style-name="T11">dérogation</text:span></text:p>
      <text:p text:style-name="P19"/>
      <text:p text:style-name="Standard"><text:span text:style-name="T3">3</text:span><text:span text:style-name="T5"> – </text:span><text:span text:style-name="T3">THESE :</text:span><text:span text:style-name="T5"> </text:span><text:span text:style-name="T3">bilan</text:span><text:span text:style-name="T5"> </text:span><text:span text:style-name="T3">des</text:span><text:span text:style-name="T5"> </text:span><text:span text:style-name="T3">travaux</text:span><text:span text:style-name="T5"> </text:span><text:span text:style-name="T3">(1</text:span><text:span text:style-name="T5"> </text:span><text:span text:style-name="T3">page</text:span><text:span text:style-name="T5"> </text:span><text:span text:style-name="T3">maximum)</text:span></text:p>
      <text:p text:style-name="P1"/>
      <text:p text:style-name="P3">Rappel : En première année un état de l'art concernant les différentes techniques de compilation (DSL, méta-programmation, générateurs de code, compilation dynamique,...) a été réalisé et a débouché sur une présentation interne au laboratoire PRISM.</text:p>
      <text:p text:style-name="P3"/>
      <text:p text:style-name="P3">Le travail en deuxième année a consisté en l'établissement d'une analyse et d'une classification de toutes ces techniques afin d'avoir un moyen unique de pouvoir les représenter et de les comparer. L'établissement d'une cartographie générale est en cours avec pour objectif une publication ou un poster.</text:p>
      <text:p text:style-name="P3"/>
      <text:p text:style-name="P3">Pour appuyer ces recherches certaines expérimentations ont été réalisées afin de mettre en évidence les gains possibles à différent moment.</text:p>
      <text:p text:style-name="P3"/>
      <text:p text:style-name="P3">Par exemple, un outil (High Level Code Generator) a été développé pour mettre en évidence les opportunités d'optimisation (pour un langage type C) entre le compile-time et le run-time en utilisant des générateurs de code.</text:p>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8"/>
      <text:p text:style-name="P21"><text:span text:style-name="T3">4</text:span><text:span text:style-name="T5"> – </text:span><text:span text:style-name="T3">Formations</text:span><text:span text:style-name="T5"> </text:span><text:span text:style-name="T3">Suivies ;</text:span><text:span text:style-name="T5"> </text:span><text:span text:style-name="T3">Participation</text:span><text:span text:style-name="T5"> </text:span><text:span text:style-name="T3">à</text:span><text:span text:style-name="T5"> </text:span><text:span text:style-name="T3">des</text:span><text:span text:style-name="T5"> </text:span><text:span text:style-name="T3">Congrès</text:span><text:span text:style-name="T5"> </text:span><text:span text:style-name="T3">ou</text:span><text:span text:style-name="T5"> </text:span><text:span text:style-name="T3">Colloques ;</text:span><text:span text:style-name="T5"> </text:span><text:span text:style-name="T3">Stages</text:span></text:p>
      <text:p text:style-name="Standard"><text:span text:style-name="T3">(Donner</text:span><text:span text:style-name="T5"> </text:span><text:span text:style-name="T3">des</text:span><text:span text:style-name="T5"> </text:span><text:span text:style-name="T3">détails :</text:span><text:span text:style-name="T5"> </text:span><text:span text:style-name="T3">nature,</text:span><text:span text:style-name="T5"> </text:span><text:span text:style-name="T3">durée,</text:span><text:span text:style-name="T5"> </text:span><text:span text:style-name="T3">lieu,</text:span><text:span text:style-name="T5"> </text:span><text:span text:style-name="T3">titre,</text:span><text:span text:style-name="T5"> </text:span><text:span text:style-name="T3">objectif</text:span><text:span text:style-name="T5"> </text:span><text:span text:style-name="T3">de</text:span><text:span text:style-name="T5"> </text:span><text:span text:style-name="T3">la</text:span><text:span text:style-name="T5"> </text:span><text:span text:style-name="T3">formation</text:span><text:span text:style-name="T5">…</text:span><text:span text:style-name="T3">)</text:span></text:p>
      <text:p text:style-name="Standard"><text:span text:style-name="T3">Préciser</text:span><text:span text:style-name="T5"> </text:span><text:span text:style-name="T3">ici</text:span><text:span text:style-name="T5"> </text:span><text:span text:style-name="T3">d</text:span><text:span text:style-name="T5">’</text:span><text:span text:style-name="T3">éventuelles</text:span><text:span text:style-name="T5"> </text:span><text:span text:style-name="T3">missions</text:span><text:span text:style-name="T5"> </text:span><text:span text:style-name="T3">doctorant-conseil.</text:span></text:p>
      <text:p text:style-name="P1"/>
      <table:table table:name="Table6" table:style-name="Table6">
        <table:table-column table:style-name="Table6.A"/>
        <table:table-column table:style-name="Table6.B"/>
        <table:table-row table:style-name="Table6.1">
          <table:table-cell table:style-name="Table6.A1" office:value-type="string">
            <text:p text:style-name="P12"><text:span text:style-name="T9">1</text:span><text:span text:style-name="T20">ere</text:span><text:span text:style-name="T22"> </text:span><text:span text:style-name="T9">année</text:span><text:span text:style-name="T10"> </text:span></text:p>
          </table:table-cell>
          <table:table-cell table:style-name="Table6.B1" office:value-type="string">
            <text:p text:style-name="P15"/>
            <text:p text:style-name="P14">Formation : « Anglais scientifique » organisé par l'UVSQ</text:p>
          </table:table-cell>
        </table:table-row>
        <table:table-row table:style-name="Table6.1">
          <table:table-cell table:style-name="Table6.A1" office:value-type="string">
            <text:p text:style-name="P12"><text:span text:style-name="T9">2</text:span><text:span text:style-name="T20">ème</text:span><text:span text:style-name="T10"> </text:span><text:span text:style-name="T9">année</text:span><text:span text:style-name="T10"> </text:span></text:p>
          </table:table-cell>
          <table:table-cell table:style-name="Table6.B1" office:value-type="string">
            <text:p text:style-name="P15"/>
            <text:p text:style-name="P14"/>
          </table:table-cell>
        </table:table-row>
        <table:table-row table:style-name="Table6.1">
          <table:table-cell table:style-name="Table6.A1" office:value-type="string">
            <text:p text:style-name="P12"><text:span text:style-name="T9">3</text:span><text:span text:style-name="T20">éme</text:span><text:span text:style-name="T22"> </text:span><text:span text:style-name="T9">année</text:span><text:span text:style-name="T10"> </text:span></text:p>
          </table:table-cell>
          <table:table-cell table:style-name="Table6.B1" office:value-type="string">
            <text:p text:style-name="P15"/>
            <text:p text:style-name="P14"/>
          </table:table-cell>
        </table:table-row>
      </table:table>
      <text:p text:style-name="Standard"/>
      <text:p text:style-name="P1"/>
      <text:p text:style-name="Standard"><text:span text:style-name="T3">5</text:span><text:span text:style-name="T5"> – </text:span><text:span text:style-name="T3">Valorisation</text:span><text:span text:style-name="T5"> </text:span><text:span text:style-name="T3">des</text:span><text:span text:style-name="T5"> </text:span><text:span text:style-name="T3">Travaux</text:span><text:span text:style-name="T5"> </text:span></text:p>
      <text:p text:style-name="P9"/>
      <text:p text:style-name="Standard"><text:span text:style-name="T28">a)</text:span><text:span text:style-name="T29"> </text:span><text:span text:style-name="T28">Publications</text:span></text:p>
      <text:p text:style-name="P10"/>
      <text:p text:style-name="Standard"><text:span text:style-name="T28">B)</text:span><text:span text:style-name="T29"> </text:span><text:span text:style-name="T28">Communications</text:span><text:span text:style-name="T29"> </text:span><text:span text:style-name="T28">dans</text:span><text:span text:style-name="T29"> </text:span><text:span text:style-name="T28">des</text:span><text:span text:style-name="T29"> </text:span><text:span text:style-name="T28">conférences</text:span><text:span text:style-name="T29"> </text:span><text:span text:style-name="T28">ou</text:span><text:span text:style-name="T29"> </text:span><text:span text:style-name="T28">congres</text:span></text:p>
      <text:p text:style-name="P10"/>
      <text:p text:style-name="Standard"><text:span text:style-name="T28">c)</text:span><text:span text:style-name="T29"> </text:span><text:span text:style-name="T28">brevets,</text:span><text:span text:style-name="T29"> </text:span><text:span text:style-name="T28">logiciels</text:span><text:span text:style-name="T29"> </text:span><text:span text:style-name="T28">déposes </text:span><text:span text:style-name="T29">…</text:span><text:span text:style-name="T28">..</text:span><text:span text:style-name="T29"> </text:span></text:p>
      <text:p text:style-name="P6"/>
      <text:p text:style-name="P1"/>
      <text:p text:style-name="Standard"><text:span text:style-name="T3">6</text:span><text:span text:style-name="T5"> – </text:span><text:span text:style-name="T3">Planning</text:span><text:span text:style-name="T5"> </text:span><text:span text:style-name="T3">prévisionnel</text:span><text:span text:style-name="T5"> </text:span><text:span text:style-name="T3">jusqu</text:span><text:span text:style-name="T5">’</text:span><text:span text:style-name="T3">à</text:span><text:span text:style-name="T5"> </text:span><text:span text:style-name="T3">la</text:span><text:span text:style-name="T5"> </text:span><text:span text:style-name="T3">soutenance</text:span><text:span text:style-name="T5"> </text:span><text:span text:style-name="T3">(indiquer</text:span><text:span text:style-name="T5"> </text:span><text:span text:style-name="T3">la</text:span><text:span text:style-name="T5"> </text:span><text:span text:style-name="T3">date</text:span><text:span text:style-name="T5"> </text:span><text:span text:style-name="T3">prévue)</text:span></text:p>
      <text:p text:style-name="P5"/>
      <table:table table:name="Table7" table:style-name="Table7">
        <table:table-column table:style-name="Table7.A"/>
        <table:table-row table:style-name="Table7.1">
          <table:table-cell table:style-name="Table7.A1" office:value-type="string">
            <text:p text:style-name="P12"><text:span text:style-name="T9">Planning</text:span><text:span text:style-name="T10"> </text:span><text:span text:style-name="T9">prévisionnel</text:span><text:span text:style-name="T10"> </text:span><text:span text:style-name="T9">de</text:span><text:span text:style-name="T10"> </text:span><text:span text:style-name="T9">travail</text:span><text:span text:style-name="T10"> </text:span><text:span text:style-name="T9">jusqu</text:span><text:span text:style-name="T10">’</text:span><text:span text:style-name="T9">à</text:span><text:span text:style-name="T10"> </text:span><text:span text:style-name="T9">la</text:span><text:span text:style-name="T10"> </text:span><text:span text:style-name="T9">soutenance</text:span><text:span text:style-name="T10"> </text:span><text:span text:style-name="T13">(Indiquer</text:span><text:span text:style-name="T14"> </text:span><text:span text:style-name="T13">la</text:span><text:span text:style-name="T14"> </text:span><text:span text:style-name="T13">date</text:span><text:span text:style-name="T14"> </text:span><text:span text:style-name="T13">prévue)</text:span></text:p>
          </table:table-cell>
        </table:table-row>
        <table:table-row table:style-name="Table7.1">
          <table:table-cell table:style-name="Table7.A1" office:value-type="string">
            <text:p text:style-name="P15">M. Auroux est enseignant à l'EPITA. L'EPITA lui a donné une décharge partielle d'enseignement, mais il ne peut pas travailler à temps plein sur sa thèse.</text:p>
            <text:p text:style-name="P15">Par ailleurs j'ai quitté l'UVSQ pour un poste à Grenoble, au CEA, ce qui a nécessité que nous changions de formule d'encadrement. Ce nouveau co-encadrement vient d'être mis en place.</text:p>
            <text:p text:style-name="P16"><text:span text:style-name="T25">Je suis néanmoins tout à fait satisfait du travail effectué par M. Lionel Auroux, qui grâce à son expérience d'enseignant en informatique à une vue plus élevée que les doctorants habituels.</text:span></text:p>
            <text:p text:style-name="P16"><text:span text:style-name="T25">Je pense qu'il lui faudra une quatrième inscription et que la date prévue sera Septembre 2013.</text:span></text:p>
          </table:table-cell>
        </table:table-row>
      </table:table>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 svg:font-family="'Lohit Hindi'"/>
    <style:font-face style:name="DejaVu Sans" svg:font-family="'DejaVu Sans'" style:font-pitch="variable"/>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re"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Légend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olice_20_par_20_défaut" style:display-name="Police par défaut" style:family="text"/>
    <style:style style:name="_20_Car_20_Car1" style:display-name=" Car Car1" style:family="text" style:parent-style-name="Police_20_par_20_défaut">
      <style:text-properties fo:font-size="12pt" style:font-size-asian="12pt" style:font-size-complex="12pt"/>
    </style:style>
    <style:style style:name="_20_Car_20_Car" style:display-name=" Car Car" style:family="text" style:parent-style-name="Police_20_par_20_défaut">
      <style:text-properties fo:font-size="12pt" style:font-size-asian="12pt" style:font-size-complex="12pt"/>
    </style:style>
    <style:style style:name="Internet_20_link" style:display-name="Internet link" style:family="text" style:parent-style-name="Police_20_par_20_défaut">
      <style:text-properties fo:color="#0000ff"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18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MT1" style:family="text">
      <style:text-properties fo:text-transform="uppercase" style:font-name="Tahoma" fo:font-size="14pt" fo:font-weight="bold" style:font-size-asian="14pt" style:font-weight-asian="bold" style:font-name-complex="Tahoma" style:font-size-complex="14pt" style:font-weight-complex="bold"/>
    </style:style>
    <style:style style:name="MT2" style:family="text">
      <style:text-properties fo:text-transform="uppercase" style:font-name="Tahoma" fo:font-size="14pt" fo:font-weight="bold" style:font-name-asian="Tahoma" style:font-size-asian="14pt" style:font-weight-asian="bold" style:font-name-complex="Tahoma" style:font-size-complex="14pt" style:font-weight-complex="bold"/>
    </style:style>
    <style:style style:name="MT3" style:family="text">
      <style:text-properties style:font-name="Tahoma" fo:font-size="14pt" fo:font-weight="bold" style:font-size-asian="14pt" style:font-weight-asian="bold" style:font-name-complex="Tahoma" style:font-size-complex="14pt" style:font-weight-complex="bold"/>
    </style:style>
    <style:style style:name="MT4" style:family="text">
      <style:text-properties style:font-name="Tahoma" fo:font-size="14pt" fo:font-weight="bold" style:font-name-asian="Tahoma" style:font-size-asian="14pt" style:font-weight-asian="bold" style:font-name-complex="Tahoma" style:font-size-complex="14pt" style:font-weight-complex="bold"/>
    </style:style>
    <style:style style:name="MT5" style:family="text">
      <style:text-properties style:font-name="Tahoma" fo:font-size="14pt" fo:font-style="italic" fo:font-weight="bold" style:font-size-asian="14pt" style:font-style-asian="italic" style:font-weight-asian="bold" style:font-name-complex="Tahoma" style:font-size-complex="14pt" style:font-style-complex="italic" style:font-weight-complex="bold"/>
    </style:style>
    <style:style style:name="MT6" style:family="text">
      <style:text-properties style:font-name="Tahoma" fo:font-size="14pt" fo:font-style="italic" fo:font-weight="bold" style:font-name-asian="Tahoma" style:font-size-asian="14pt" style:font-style-asian="italic" style:font-weight-asian="bold" style:font-name-complex="Tahoma" style:font-size-complex="14pt" style:font-style-complex="italic" style:font-weight-complex="bold"/>
    </style:style>
    <style:style style:name="MT7" style:family="text">
      <style:text-properties fo:color="#3366ff" style:font-name="Tahoma" fo:font-size="14pt" fo:font-style="italic" style:text-underline-style="solid" style:text-underline-width="auto" style:text-underline-color="font-color" fo:font-weight="bold" style:font-size-asian="14pt" style:font-style-asian="italic" style:font-weight-asian="bold" style:font-name-complex="Tahoma" style:font-size-complex="14pt" style:font-style-complex="italic" style:font-weight-complex="bold"/>
    </style:style>
    <style:style style:name="MT8" style:family="text">
      <style:text-properties fo:color="#3366ff" style:font-name="Tahoma" fo:font-size="14pt" fo:font-style="italic" style:text-underline-style="solid" style:text-underline-width="auto" style:text-underline-color="font-color" fo:font-weight="bold" style:font-name-asian="Tahoma" style:font-size-asian="14pt" style:font-style-asian="italic" style:font-weight-asian="bold" style:font-name-complex="Tahoma" style:font-size-complex="14pt" style:font-style-complex="italic"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Fiche</text:span><text:span text:style-name="MT2"> </text:span><text:span text:style-name="MT1">dE</text:span><text:span text:style-name="MT2"> </text:span><text:span text:style-name="MT1">suivi</text:span><text:span text:style-name="MT2"> </text:span><text:span text:style-name="MT1">des</text:span><text:span text:style-name="MT2"> </text:span><text:span text:style-name="MT1">doctorants</text:span><text:span text:style-name="MT2"> </text:span><text:span text:style-name="MT1">de</text:span><text:span text:style-name="MT2"> </text:span><text:span text:style-name="MT1">l</text:span><text:span text:style-name="MT2">’</text:span><text:span text:style-name="MT1">ED</text:span><text:span text:style-name="MT2"> </text:span><text:span text:style-name="MT1">Sciences</text:span><text:span text:style-name="MT2"> </text:span><text:span text:style-name="MT1">et</text:span><text:span text:style-name="MT2"> </text:span><text:span text:style-name="MT1">Technologies</text:span><text:span text:style-name="MT2"> </text:span><text:span text:style-name="MT1">de</text:span><text:span text:style-name="MT2"> </text:span><text:span text:style-name="MT1">versailles</text:span></text:p>
        <text:p text:style-name="MP1"><text:span text:style-name="MT3">à</text:span><text:span text:style-name="MT4"> </text:span><text:span text:style-name="MT3">fournir</text:span><text:span text:style-name="MT4"> </text:span><text:span text:style-name="MT3">pour</text:span><text:span text:style-name="MT4"> </text:span><text:span text:style-name="MT3">chaque</text:span><text:span text:style-name="MT4"> </text:span><text:span text:style-name="MT3">ré-inscription</text:span></text:p>
      </style:header>
      <style:footer>
        <text:p text:style-name="MP2"/>
        <text:p text:style-name="Footer"><text:span text:style-name="MT5">Formulaire</text:span><text:span text:style-name="MT6"> </text:span><text:span text:style-name="MT5">à</text:span><text:span text:style-name="MT6"> </text:span><text:span text:style-name="MT5">compléter</text:span><text:span text:style-name="MT6"> </text:span><text:span text:style-name="MT5">et</text:span><text:span text:style-name="MT6"> </text:span><text:span text:style-name="MT5">à</text:span><text:span text:style-name="MT6"> </text:span><text:span text:style-name="MT5">retourner</text:span><text:span text:style-name="MT6"> </text:span><text:span text:style-name="MT5">par</text:span><text:span text:style-name="MT6"> </text:span><text:span text:style-name="MT5">courrier</text:span><text:span text:style-name="MT6"> </text:span><text:span text:style-name="MT5">électronique</text:span><text:span text:style-name="MT6"> </text:span><text:span text:style-name="MT5">à</text:span><text:span text:style-name="MT6"> </text:span><text:span text:style-name="MT7">theses</text:span><text:a xlink:type="simple" xlink:href="mailto:uvsq-theses@admin.uvsq.fr"><text:span text:style-name="Internet_20_link"><text:span text:style-name="MT5">@uvsq.fr</text:span></text:span></text:a><text:span text:style-name="MT8">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om prénom Email du doctorant du Directeur de thèse laboratoire de rattachement 1 inscription</dc:title>
    <meta:initial-creator>Henri-Pierre Charles</meta:initial-creator>
    <meta:creation-date>2011-12-09T16:29:13</meta:creation-date>
    <dc:creator>Henri-Pierre Charles</dc:creator>
    <dc:date>2011-12-09T18:36:17</dc:date>
    <meta:print-date>2009-07-08T05:36:00</meta:print-date>
    <meta:editing-cycles>11</meta:editing-cycles>
    <meta:editing-duration>PT1H29M26S</meta:editing-duration>
    <meta:generator>LibreOffice/3.3$Unix LibreOffice_project/330m19$Build-202</meta:generator>
    <meta:document-statistic meta:table-count="7" meta:image-count="0" meta:object-count="0" meta:page-count="3" meta:paragraph-count="53" meta:word-count="472" meta:character-count="3094"/>
    <meta:user-defined meta:name="Info 1"/>
    <meta:user-defined meta:name="Info 2"/>
    <meta:user-defined meta:name="Info 3"/>
    <meta:user-defined meta:name="Info 4"/>
  </office:meta>
</office:document-meta>
</file>